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3.884cm"/>
    </style:style>
    <style:style style:name="gr2" style:family="graphic" style:parent-style-name="standard">
      <style:graphic-properties draw:textarea-horizontal-align="justify" draw:textarea-vertical-align="middle" draw:auto-grow-height="false" fo:min-height="1.136cm" fo:min-width="6.552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02cm" fo:min-width="8.63cm"/>
    </style:style>
    <style:style style:name="gr5" style:family="graphic" style:parent-style-name="standard">
      <style:graphic-properties draw:textarea-horizontal-align="justify" draw:textarea-vertical-align="middle" draw:auto-grow-height="false" fo:min-height="2.226cm" fo:min-width="4.87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2cm" svg:height="3cm" svg:x="7.9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1.2cm" svg:height="2.2cm" svg:x="5.4cm" svg:y="6.7cm">
          <text:p text:style-name="P1">Drukuj „Podaj imię: ”</text:p>
          <text:p text:style-name="P1">Pobierz (imie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11.2cm" svg:height="2.2cm" svg:x="5.4cm" svg:y="11.9cm">
          <text:p text:style-name="P1">Drukuj „Podaj wiek: ”</text:p>
          <text:p text:style-name="P1">Pobierz (wiek)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1cm" svg:y1="4.5cm" svg:x2="11cm" svg:y2="6.7cm" draw:start-shape="id1" draw:start-glue-point="8" draw:end-shape="id2" draw:end-glue-point="5" svg:d="M11000 4500v2200" svg:viewBox="0 0 1 2201">
          <text:p/>
        </draw:connector>
        <draw:connector draw:style-name="gr3" draw:text-style-name="P2" draw:layer="layout" draw:type="line" svg:x1="11cm" svg:y1="8.9cm" svg:x2="11cm" svg:y2="11.9cm" draw:start-shape="id2" draw:start-glue-point="8" draw:end-shape="id3" draw:end-glue-point="5" svg:d="M11000 8900v3000" svg:viewBox="0 0 1 3001">
          <text:p/>
        </draw:connector>
        <draw:custom-shape draw:style-name="gr4" draw:text-style-name="P1" xml:id="id4" draw:id="id4" draw:layer="layout" svg:width="14.5cm" svg:height="3.1cm" svg:x="3.73cm" svg:y="17.6cm">
          <text:p text:style-name="P1">Drukuj "Witaj, (imie), masz (wiek) lat."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7.6cm" svg:height="3.5cm" svg:x="7.2cm" svg:y="23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98cm" svg:y1="20.7cm" svg:x2="11cm" svg:y2="23.6cm" draw:start-shape="id4" draw:start-glue-point="8" draw:end-shape="id5" draw:end-glue-point="4" svg:d="M10980 20700l20 2900" svg:viewBox="0 0 21 2901">
          <text:p/>
        </draw:connector>
        <draw:connector draw:style-name="gr3" draw:text-style-name="P2" draw:layer="layout" draw:type="line" svg:x1="11cm" svg:y1="14.1cm" svg:x2="10.98cm" svg:y2="17.6cm" draw:start-shape="id3" draw:start-glue-point="8" draw:end-shape="id4" draw:end-glue-point="5" svg:d="M11000 14100l-20 3500" svg:viewBox="0 0 21 3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9T20:07:04.922000000</meta:creation-date>
    <dc:date>2019-09-19T20:35:21.772000000</dc:date>
    <meta:editing-duration>PT6M12S</meta:editing-duration>
    <meta:editing-cycles>4</meta:editing-cycles>
    <meta:generator>LibreOffice/6.3.1.2$Windows_X86_64 LibreOffice_project/b79626edf0065ac373bd1df5c28bd630b4424273</meta:generator>
    <meta:document-statistic meta:object-count="9"/>
  </office:meta>
</office:document-meta>
</file>